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P2" style:family="paragraph" style:parent-style-name="Standard">
      <style:paragraph-properties fo:margin-top="0.423cm" fo:margin-bottom="0cm" style:contextual-spacing="false" fo:line-height="115%" fo:text-align="center" style:justify-single-word="false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cm" fo:margin-bottom="0.353cm" style:contextual-spacing="false" fo:line-height="115%"/>
    </style:style>
    <style:style style:name="P7" style:family="paragraph" style:parent-style-name="Standard">
      <style:paragraph-properties fo:margin-left="2.498cm" fo:margin-right="-0.199cm" fo:margin-top="0cm" fo:margin-bottom="0.353cm" style:contextual-spacing="false" fo:line-height="115%" fo:text-indent="8.25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left="2.498cm" fo:margin-right="-0.199cm" fo:margin-top="0cm" fo:margin-bottom="0.353cm" style:contextual-spacing="false" fo:line-height="115%" fo:text-align="end" style:justify-single-word="false" fo:text-indent="8.251cm" style:auto-text-indent="false"/>
    </style:style>
    <style:style style:name="P9" style:family="paragraph" style:parent-style-name="Standard">
      <style:paragraph-properties fo:margin-top="0cm" fo:margin-bottom="0.353cm" style:contextual-spacing="false" fo:line-height="115%" fo:text-align="end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T1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fo:language="en" fo:country="US" officeooo:rsid="001a343a" style:font-name-asian="Times New Roman1" style:font-size-asian="14pt" style:language-asian="ru" style:country-asian="RU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85810516"/><text:bookmark-start text:name="_Hlk87537414"/><text:span text:style-name="T1">МИНИСТЕРСТВО ЦИФРОВОГО РАЗВИТИЯ СВЯЗИ И МАССОВЫХ КОММУНИКАЦИЙ</text:span><text:span text:style-name="T1"/></text:p>
      <text:p text:style-name="P1" loext:marker-style-name="T1"><text:span text:style-name="T1">Ордена Трудового Красного Знамени</text:span><text:span text:style-name="T1"/></text:p>
      <text:p text:style-name="P1" loext:marker-style-name="T1"><text:span text:style-name="T1">Федеральное государственное бюджетное образовательное учреждение высшего образования</text:span><text:span text:style-name="T1"/></text:p>
      <text:p text:style-name="P1" loext:marker-style-name="T1"><text:span text:style-name="T1">«Московский технический университет связи и информатики»</text:span><text:span text:style-name="T1"/></text:p>
      <text:p text:style-name="P2" loext:marker-style-name="T2"><text:span text:style-name="T2">Кафедра «</text:span><text:span text:style-name="T3">Математическая кибернетика и информационные технологии</text:span><text:span text:style-name="T2">»</text:span></text:p>
      <text:p text:style-name="P3" loext:marker-style-name="T2"/>
      <text:p text:style-name="P3" loext:marker-style-name="T2"/>
      <text:p text:style-name="P4" loext:marker-style-name="T1"/>
      <text:p text:style-name="P1" loext:marker-style-name="T1"><text:span text:style-name="T1">Отчет по практической работе </text:span><text:span text:style-name="T1"/></text:p>
      <text:p text:style-name="P1" loext:marker-style-name="T2"><text:span text:style-name="T2">по дисциплине «Введение в информационные технологии» на тему:</text:span><text:span text:style-name="T2"/></text:p>
      <text:p text:style-name="P5" loext:marker-style-name="T2"/>
      <text:p text:style-name="P5" loext:marker-style-name="T2"/>
      <text:p text:style-name="P6" loext:marker-style-name="T2"><text:span text:style-name="T2"><text:s/></text:span><text:span text:style-name="T2"/></text:p>
      <text:p text:style-name="P5" loext:marker-style-name="T2"/>
      <text:p text:style-name="P5" loext:marker-style-name="T2"/>
      <text:p text:style-name="P5" loext:marker-style-name="T2"/>
      <text:p text:style-name="P7" loext:marker-style-name="T2"/>
      <text:p text:style-name="P8" loext:marker-style-name="T4"><text:span text:style-name="T2">Выполнил: студент группы </text:span><text:span text:style-name="T4">БПИ </text:span><text:span text:style-name="T5">2401 Принзин Кирилл</text:span></text:p>
      <text:p text:style-name="P7" loext:marker-style-name="T2"/>
      <text:p text:style-name="P8" loext:marker-style-name="T2"><text:span text:style-name="T2">Проверил: хз кто</text:span></text:p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10" loext:marker-style-name="T2"><text:span text:style-name="T2">Москва </text:span><text:bookmark-end text:name="_Hlk87537414"/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2pt" style:font-name-asian="Calibri1" style:font-family-asian="Calibri" style:font-family-generic-asian="system" style:font-pitch-asian="variable" style:font-size-asian="12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style:font-name-asian="Calibri1" style:font-family-asian="Calibri" style:font-family-generic-asian="system" style:font-pitch-asian="variable" style:font-size-asian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23</meta:editing-cycles>
    <meta:print-date>2021-11-11T14:14:00</meta:print-date>
    <meta:creation-date>2021-11-25T10:43:00</meta:creation-date>
    <dc:date>2025-02-13T12:29:33.952972782</dc:date>
    <meta:editing-duration>PT34M50S</meta:editing-duration>
    <meta:generator>LibreOffice/24.8.4.2$Linux_X86_64 LibreOffice_project/3e97788786b20d724e2ed0ea7a111abce73cab63</meta:generator>
    <meta:document-statistic meta:table-count="0" meta:image-count="0" meta:object-count="0" meta:page-count="1" meta:paragraph-count="11" meta:word-count="53" meta:character-count="460" meta:non-whitespace-character-count="414"/>
    <meta:user-defined meta:name="AppVersion">16.0000</meta:user-defined>
    <meta:template xlink:type="simple" xlink:actuate="onRequest" xlink:title="Normal.dotm" xlink:href=""/>
  </office:meta>
</office:document-meta>
</file>